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E STUDENT (34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THE STUDENT (34:1-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aved David (34:4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saved David (34:4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rom his fears (34:4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From his foes (34:5-6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THE STUDENT (34:1-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saved David (34:4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surrounded David (34: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34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DAVID THE STUDENT (34:1-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DAVID THE TEACHER (34:8-2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DAVID THE TEACHER (34:8-22):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What he says to the righteous (34:8-15, 17-20, 22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What he says to the righteous (34:8-15, 17-20, 22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He will give them their needs (34:8-10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will grant them long, good lives (34:11-15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will guard them from their enemies (34;17-20, 22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DAVID THE TEACHER (34:8-22):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he says to the righteous (34:8-15, 17-20, 2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he says to the unrighteous (34:16, 21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What he says to the unrighteous (34:16, 21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face of God is against them!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fury of God is upon them!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AVID THE TEACHER (34:8-22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What he says to the righteous (34:8-15, 17-20, 2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What he says to the unrighteous (34:16, 21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PSALM 34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DAVID THE STUDENT (34:1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DAVID THE TEACHER (34:8-22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4 </dc:title>
    <meta:initial-creator>David STRICKLAND</meta:initial-creator>
    <dc:creator>David STRICKLAND</dc:creator>
    <meta:creation-date>2020-02-22T17:37:57Z</meta:creation-date>
    <dc:date>2020-02-22T17:37:58Z</dc:date>
    <meta:template xlink:href="BibleStudy" xlink:type="simple"/>
    <meta:editing-cycles>1</meta:editing-cycles>
    <meta:editing-duration>PT0S</meta:editing-duration>
    <meta:document-statistic meta:paragraph-count="31" meta:word-count="253"/>
  </office:meta>
</office:document-meta>
</file>